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024cm" fo:min-width="2.4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4cm" fo:min-width="1.764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15cm" fo:min-width="4.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2.9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Predeterminado-title">
      <style:graphic-properties fo:min-height="1.572cm"/>
      <style:paragraph-properties style:writing-mode="lr-tb"/>
    </style:style>
    <style:style style:name="pr2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style:text-properties fo:color="#2a6099" fo:font-style="italic" style:font-style-asian="italic" style:font-style-complex="italic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color="#2a6099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4.2cm" svg:height="1.737cm" svg:x="1.4cm" svg:y="0.546cm" presentation:class="title" presentation:user-transformed="true">
          <draw:text-box>
            <text:p text:style-name="P1"><text:span text:style-name="T1">Diagrama Conceptual</text:span></text:p>
          </draw:text-box>
        </draw:frame>
        <draw:custom-shape draw:style-name="gr1" draw:text-style-name="P2" xml:id="id4" draw:id="id4" draw:layer="layout" svg:width="4.2cm" svg:height="1.8cm" svg:x="19.6cm" svg:y="5.6cm">
          <text:p text:style-name="P2">Nutricion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3.2cm" svg:height="1.8cm" svg:x="11cm" svg:y="3.2cm">
          <text:p text:style-name="P2">Registr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3.2cm" svg:height="1.8cm" svg:x="11cm" svg:y="5.5cm">
          <text:p text:style-name="P2">Vide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3.2cm" svg:height="1.8cm" svg:x="11cm" svg:y="7.8cm">
          <text:p text:style-name="P2">Artícul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3.2cm" svg:height="1.8cm" svg:x="11cm" svg:y="10.1cm">
          <text:p text:style-name="P2">Reserva</text:p>
          <text:p text:style-name="P2">h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3.2cm" svg:height="1.8cm" svg:x="11cm" svg:y="12.4cm">
          <text:p text:style-name="P2">Avis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7.2cm" svg:y1="4.4cm" svg:x2="11cm" svg:y2="4.1cm" draw:start-shape="id1" draw:start-glue-point="1" draw:end-shape="id2" draw:end-glue-point="6" svg:d="M7200 4400l3800-300" svg:viewBox="0 0 3801 301">
          <text:p/>
        </draw:connector>
        <draw:connector draw:style-name="gr3" draw:text-style-name="P3" draw:layer="layout" draw:type="line" svg:x1="5.5cm" svg:y1="5.2cm" svg:x2="11cm" svg:y2="11cm" draw:start-shape="id1" draw:start-glue-point="2" draw:end-shape="id3" draw:end-glue-point="6" svg:d="M5500 5200l5500 5800" svg:viewBox="0 0 5501 5801">
          <text:p/>
        </draw:connector>
        <draw:connector draw:style-name="gr3" draw:text-style-name="P3" draw:layer="layout" draw:type="line" svg:x1="14.2cm" svg:y1="4.1cm" svg:x2="20.215cm" svg:y2="5.863cm" draw:start-shape="id2" draw:start-glue-point="10" draw:end-shape="id4" draw:end-glue-point="5" svg:d="M14200 4100l6015 1763" svg:viewBox="0 0 6016 1764">
          <text:p/>
        </draw:connector>
        <draw:connector draw:style-name="gr3" draw:text-style-name="P3" draw:layer="layout" draw:type="line" svg:x1="14.2cm" svg:y1="11cm" svg:x2="20.215cm" svg:y2="7.137cm" draw:start-shape="id3" draw:start-glue-point="10" draw:end-shape="id4" draw:end-glue-point="7" svg:d="M14200 11000l6015-3863" svg:viewBox="0 0 6016 3864">
          <text:p/>
        </draw:connector>
        <draw:custom-shape draw:style-name="gr4" draw:text-style-name="P2" xml:id="id5" draw:id="id5" draw:layer="layout" svg:width="5.2cm" svg:height="2.4cm" svg:x="19cm" svg:y="10.8cm">
          <text:p text:style-name="P2">Publicación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9cm" svg:y1="12cm" svg:x2="14.2cm" svg:y2="6.4cm" draw:start-shape="id5" draw:start-glue-point="3" draw:end-shape="id6" draw:end-glue-point="10" svg:d="M19000 12000l-4800-5600" svg:viewBox="0 0 4801 5601">
          <text:p/>
        </draw:connector>
        <draw:connector draw:style-name="gr3" draw:text-style-name="P3" draw:layer="layout" draw:type="line" svg:x1="19cm" svg:y1="12cm" svg:x2="14.2cm" svg:y2="8.7cm" draw:start-shape="id5" draw:start-glue-point="3" draw:end-shape="id7" draw:end-glue-point="10" svg:d="M19000 12000l-4800-3300" svg:viewBox="0 0 4801 3301">
          <text:p/>
        </draw:connector>
        <draw:connector draw:style-name="gr3" draw:text-style-name="P3" draw:layer="layout" draw:type="line" svg:x1="19cm" svg:y1="12cm" svg:x2="14.2cm" svg:y2="13.3cm" draw:start-shape="id5" draw:start-glue-point="3" draw:end-shape="id8" draw:end-glue-point="10" svg:d="M19000 12000l-4800 1300" svg:viewBox="0 0 4801 1301">
          <text:p/>
        </draw:connector>
        <draw:connector draw:style-name="gr3" draw:text-style-name="P3" draw:layer="layout" draw:type="line" svg:x1="21.7cm" svg:y1="7.4cm" svg:x2="21.6cm" svg:y2="10.8cm" draw:start-shape="id4" draw:start-glue-point="8" draw:end-shape="id5" svg:d="M21700 7400l-100 3400" svg:viewBox="0 0 101 3401">
          <text:p/>
        </draw:connector>
        <draw:custom-shape draw:style-name="gr5" draw:text-style-name="P2" xml:id="id1" draw:id="id1" draw:layer="layout" svg:width="3.4cm" svg:height="1.6cm" svg:x="3.8cm" svg:y="3.6cm">
          <text:p text:style-name="P2">Usuario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20:42:44.709164571</meta:creation-date>
    <dc:date>2021-06-14T21:19:31.092738132</dc:date>
    <meta:editing-duration>PT16M36S</meta:editing-duration>
    <meta:editing-cycles>2</meta:editing-cycles>
    <meta:generator>LibreOffice/6.4.7.2$Linux_X86_64 LibreOffice_project/40$Build-2</meta:generator>
    <meta:document-statistic meta:object-count="40"/>
  </office:meta>
</office:document-meta>
</file>